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3cm"/>
    </style:style>
    <style:style style:name="co2" style:family="table-column">
      <style:table-column-properties fo:break-before="auto" style:column-width="9.924cm"/>
    </style:style>
    <style:style style:name="co3" style:family="table-column">
      <style:table-column-properties fo:break-before="auto" style:column-width="7.4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9"/>
        <table:table-row table:style-name="ro1">
          <table:table-cell table:style-name="ce1" office:value-type="string" calcext:value-type="string" table:number-columns-spanned="3" table:number-rows-spanned="1">
            <text:p>Rozvrh práce DP</text:p>
          </table:table-cell>
          <table:covered-table-cell table:style-name="ce6"/>
          <table:covered-table-cell table:style-name="ce11"/>
        </table:table-row>
        <table:table-row table:style-name="ro1">
          <table:table-cell table:style-name="ce2" office:value-type="string" calcext:value-type="string">
            <text:p>Týždeň</text:p>
          </table:table-cell>
          <table:table-cell table:style-name="ce7" office:value-type="string" calcext:value-type="string">
            <text:p>Náplň práce</text:p>
          </table:table-cell>
          <table:table-cell table:style-name="ce12" office:value-type="string" calcext:value-type="string">
            <text:p>Články / zdroj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Genetika teória</text:p>
          </table:table-cell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tika teória + pochopenie databázovým dáta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tribučný systém teóri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tribučný systém teóri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plementácie distribučných systémov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ulárne výrazy teóri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goritmy regulárnych výrazov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goritmy regulárnych výrazov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goritmy regulárnych výrazov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stavenie back-endu (technológia,framework, DBS, cache)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stavenie back-endu (technológia,framework, DBS, cache)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ískanie dát (API / parse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ískanie dát (API / pars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gika výpočtov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gika výpočtov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gika výpočtov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gika výpočtov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gika výpočtov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gika výpočtov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ont-end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stovanie, validovanie, debuggovani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stovanie, validovanie, debuggovani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stovanie, validovanie, debuggovani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Spísanie dokumentu</text:p>
          </table:table-cell>
          <table:table-cell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0" office:value-type="string" calcext:value-type="string">
            <text:p>Spísanie dokumentu</text:p>
          </table:table-cell>
          <table:table-cell table:style-name="ce13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.00.0000</text:date>, <text:time style:data-style-name="N2" text:time-value="15:52:30.7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4S</meta:editing-duration>
    <meta:editing-cycles>4</meta:editing-cycles>
    <meta:generator>LibreOffice/4.3.3.2$Windows_x86 LibreOffice_project/9bb7eadab57b6755b1265afa86e04bf45fbfc644</meta:generator>
    <dc:date>2014-11-05T22:02:05.424000000</dc:date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